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éférence en droit : légifrance.gouv.fr</text:p>
      <text:p text:style-name="Standard"><text:tab/>-&gt; Tous les textes de loi en version actuelle</text:p>
      <text:p text:style-name="Standard"/>
      <text:p text:style-name="Standard">Conseil constitutionnel, Senat, C</text:p>
      <text:p text:style-name="Standard"/>
      <text:p text:style-name="Standard">Le Droit : les règles qui régissent obligatoirement les règles de société</text:p>
      <text:p text:style-name="Standard"/>
      <text:p text:style-name="Standard">Si j'ai des doutes sur quelque chose, je vais voir la Loi, puis les juges de la Loi, puis les sources informelles (coutume, ...)</text:p>
      <text:p text:style-name="Standard"/>
      <text:p text:style-name="Standard">Loi issue de (en ordre hierarchique):</text:p>
      <text:p text:style-name="Standard"><text:tab/>- la constitution</text:p>
      <text:p text:style-name="Standard"><text:tab/>- les traités internationaux</text:p>
      <text:p text:style-name="Standard"><text:tab/>- la loi nationale</text:p>
      <text:p text:style-name="Standard"><text:tab/>- les réglements</text:p>
      <text:p text:style-name="Standard"/>
      <text:p text:style-name="Standard">Constitution francaise : 4 octobre 1958</text:p>
      <text:p text:style-name="Standard"><text:tab/>-&gt; elle n'est pas immuable</text:p>
      <text:p text:style-name="Standard"><text:tab/>-&gt; adoptée et modifiée par référendum (ou par congrès)</text:p>
      <text:p text:style-name="Standard"><text:tab/>-&gt; tout doit être conforme à la constitution (donc on doit modifier les textes en dessous pour être conforme à la constitution)</text:p>
      <text:p text:style-name="Standard"><text:tab/>-&gt; contient les dispositions quand à l'organisation de l'état(hierarchie dans l'état)</text:p>
      <text:p text:style-name="Standard"><text:tab/>-&gt; valeurs auquelles on est attaché et que l'on souhaite mettre au dessus de tout</text:p>
      <text:p text:style-name="Standard"/>
      <text:p text:style-name="Standard">Plus un texte est élevé dans la hierarchie des normes, plus sa modification est lourde</text:p>
      <text:p text:style-name="Standard"/>
      <text:p text:style-name="Standard">Pour veiller sur la constitution, il y a le conseil constitutionnel</text:p>
      <text:p text:style-name="Standard"><text:tab/>-&gt; il s'assure que tout soit conforme à la constitution</text:p>
      <text:p text:style-name="Standard"><text:tab/>-&gt; 9 membres nommés pour 9 ans renouvellé tous les 3 ans</text:p>
      <text:p text:style-name="Standard"><text:tab/><text:tab/>-&gt; tous les 3 ans, le président, président du sénat, président de l'assemblé nomment</text:p>
      <text:p text:style-name="Standard"><text:tab/><text:tab/>chacun un membre</text:p>
      <text:p text:style-name="Standard"><text:tab/><text:tab/>-&gt; ils sont interdit de participer à tout mandat ou election pendant les 9 ans</text:p>
      <text:p text:style-name="Standard"><text:tab/>-&gt; il a un pouvoir considérable</text:p>
      <text:p text:style-name="Standard"/>
      <text:p text:style-name="Standard">Le droit internationnal ne punit pas lui-même</text:p>
      <text:p text:style-name="Standard">Droit internationnal = basé sur les frontières</text:p>
      <text:p text:style-name="Standard"/>
      <text:p text:style-name="Standard">Les traités fondateurs (1951 : CEA, ...)</text:p>
      <text:p text:style-name="Standard"><text:tab/>-&gt; parlement</text:p>
      <text:p text:style-name="Standard"><text:tab/>-&gt; conseil</text:p>
      <text:p text:style-name="Standard"><text:tab/>-&gt; commission</text:p>
      <text:p text:style-name="Standard"><text:tab/>-&gt; cour de justice</text:p>
      <text:p text:style-name="Standard"/>
      <text:p text:style-name="Standard">Une directive a pour vocation d'être trasposée dans tous les états membres</text:p>
      <text:p text:style-name="Standard"/>
      <text:p text:style-name="Standard">Loi du 6 janvier 1978: permettre le développement de l'informatique en parallèle des libertés</text:p>
      <text:p text:style-name="Standard">1995: directive sur la protection de la vie privée face à l'informatique</text:p>
      <text:p text:style-name="Standard"><text:tab/>-&gt; transposée en france en 2004</text:p>
      <text:p text:style-name="Standard"/>
      <text:p text:style-name="Standard"><text:soft-page-break/>Matières de la loi au sens strict</text:p>
      <text:p text:style-name="Standard"><text:tab/>-&gt; Réservées au Parlement</text:p>
      <text:p text:style-name="Standard"/>
      <text:p text:style-name="Standard">3 manière d'élaborer la loi</text:p>
      <text:p text:style-name="Standard"><text:tab/>-&gt; procédure classique (longue)</text:p>
      <text:p text:style-name="Standard"><text:tab/>-&gt; ordonnance</text:p>
      <text:p text:style-name="Standard"><text:tab/><text:tab/>-&gt; Pour aller plus vite</text:p>
      <text:p text:style-name="Standard"><text:tab/><text:tab/>-&gt; Le gouvernement demande au parlement une délégation de pouvoir</text:p>
      <text:p text:style-name="Standard"><text:tab/>-&gt; 49.3</text:p>
      <text:p text:style-name="Standard"><text:tab/><text:tab/>-&gt; Toujours très vivement critiqué par l'opposition, mais utilisé allégrement</text:p>
      <text:p text:style-name="Standard"><text:tab/><text:tab/>-&gt; Réforme en 2008 pour en limiter l'exercice</text:p>
      <text:p text:style-name="Standard"><text:tab/><text:tab/>-&gt; Passage en force d'un texte par le gouvernement sans le Parlement</text:p>
      <text:p text:style-name="Standard"><text:tab/><text:tab/><text:tab/>-&gt; Texte ou motion de censure</text:p>
      <text:p text:style-name="Standard"><text:tab/><text:tab/><text:tab/>-&gt; Beaucoup utilisé pour le budgé</text:p>
      <text:p text:style-name="Standard"><text:tab/>-&gt; C'est le parlement qui a le pouvoir de decision</text:p>
      <text:p text:style-name="Standard"/>
      <text:p text:style-name="Standard">Le règlement</text:p>
      <text:p text:style-name="Standard"><text:tab/>-&gt; décidé par la constitution</text:p>
      <text:p text:style-name="Standard"><text:tab/>-&gt; 2 sortes</text:p>
      <text:p text:style-name="Standard"><text:tab/><text:tab/>-&gt; decrets d'application / autonomes (conseil des ministres / conseil d'état)</text:p>
      <text:p text:style-name="Standard"><text:tab/><text:tab/>-&gt; arêtés (autorités locales, prefets ou ministre)</text:p>
      <text:p text:style-name="Standard"><text:tab/><text:tab/><text:tab/>-&gt; l'arêté ne doit pas dépasser le pouvoir de son auteur (sauf en cas d'urgence)</text:p>
      <text:p text:style-name="Standard"><text:tab/><text:tab/>-&gt; obligatoires : assortis de sanctions</text:p>
      <text:p text:style-name="Standard"><text:tab/><text:tab/>-&gt; portée générale (touche tout le monde, même les puissants)</text:p>
      <text:p text:style-name="Standard"><text:tab/><text:tab/><text:tab/>-&gt; même le juge est touché</text:p>
      <text:p text:style-name="Standard"/>
      <text:p text:style-name="Standard">La loi est d'application immédiate, sauf</text:p>
      <text:p text:style-name="Standard"><text:tab/>- la loi pénale (rétroactive, sauf si la peine a déjà été appliquée)</text:p>
      <text:p text:style-name="Standard"><text:tab/>- application différée (rare), par exemple quand on veut laisser le temps se préparer</text:p>
      <text:p text:style-name="Standard"/>
      <text:p text:style-name="Standard">Chaque citoyen est censé connaitre la loi</text:p>
      <text:p text:style-name="Standard"><text:tab/>-&gt; Toute nouvelle loi est publiée au journal national</text:p>
      <text:p text:style-name="Standard"/>
      <text:p text:style-name="Standard">Jurisprudence: l'ensemble des decisions de justice</text:p>
      <text:p text:style-name="Standard"><text:tab/>-&gt; aucune portée générale (ne concerne que les personnes désignées)</text:p>
      <text:p text:style-name="Standard"><text:tab/>-&gt; personne n'est obligé de suivre ce que dit "un" tribunal</text:p>
      <text:p text:style-name="Standard"><text:tab/><text:tab/>-&gt; en théorie, tout tribunal a le même pouvoir (en pratique, la cour de cassassion en a plus pour des raisons d'armonisation)</text:p>
      <text:p text:style-name="Standard"><text:tab/>-&gt; Plus un sujet fait appel à des concepts subjectifs, plus le role de la jurisprudence est <text:tab/>important</text:p>
      <text:p text:style-name="Standard"/>
      <text:p text:style-name="Standard">Chartes : pas de loi, mais des "ententes" mutuelles (coutume)</text:p>
      <text:p text:style-name="Standard">En droit pénal, le juge peut se référer à la coutume</text:p>
      <text:p text:style-name="Standard">Doctrine : travaux et publications</text:p>
      <text:p text:style-name="Standard"/>
      <text:p text:style-name="Standard">Les règles concernant la durée du travail sont les même pour les fonctionnaires que pour ceux de la fonction privée, mais pourtant on distingue le droit public et le droit privé</text:p>
      <text:p text:style-name="Standard"><text:tab/>-&gt; Organisation juridictionnaire (on peut tout caser dedans)</text:p>
      <text:p text:style-name="Standard"><text:tab/><text:tab/>-&gt; Droit public</text:p>
      <text:p text:style-name="Standard"><text:soft-page-break/><text:tab/><text:tab/><text:tab/>-&gt; Ensemble des règles qui régissent tout ce qui a trait à l'organisation de l'état</text:p>
      <text:p text:style-name="Standard"><text:tab/><text:tab/><text:tab/><text:tab/>-&gt; Droit constitutionnel</text:p>
      <text:p text:style-name="Standard"><text:tab/><text:tab/><text:tab/><text:tab/>-&gt; Droit des collectivités territoriales</text:p>
      <text:p text:style-name="Standard"><text:tab/><text:tab/><text:tab/><text:tab/>-&gt; Rapports entre l'état et les collectivité publiques</text:p>
      <text:p text:style-name="Standard"><text:tab/><text:tab/><text:tab/><text:tab/>-&gt; Ensemble des relations entre les personnes physiques/morales/privées</text:p>
      <text:p text:style-name="Standard"><text:tab/><text:tab/><text:tab/><text:tab/>-&gt; Droit fiscal</text:p>
      <text:p text:style-name="Standard"><text:tab/><text:tab/><text:tab/><text:tab/>Le droit public a une logique différente du droit privé, même si certaines sont communes</text:p>
      <text:p text:style-name="Standard"><text:tab/><text:tab/><text:tab/><text:tab/>Le droit public a ses propres juridictions</text:p>
      <text:p text:style-name="Standard"><text:tab/><text:tab/>-&gt; Droit pénal</text:p>
      <text:p text:style-name="Standard"><text:tab/><text:tab/><text:tab/>-&gt; Méconnaissance générale du droit pénal</text:p>
      <text:p text:style-name="Standard"><text:tab/><text:tab/><text:tab/>-&gt; Celui qui sert les gens qui ne respectent pas la loi</text:p>
      <text:p text:style-name="Standard"><text:tab/><text:tab/><text:tab/>-&gt; Presque toutes les lois ont des dispositions pénales</text:p>
      <text:p text:style-name="Standard"><text:tab/><text:tab/><text:tab/>-&gt; Tout est regroupé dans le code pénal</text:p>
      <text:p text:style-name="Standard"><text:tab/><text:tab/><text:tab/>-&gt; Sanctions</text:p>
      <text:p text:style-name="Standard"><text:tab/><text:tab/><text:tab/><text:tab/>-&gt; Amende</text:p>
      <text:p text:style-name="Standard"><text:tab/><text:tab/><text:tab/><text:tab/>-&gt; Privation de liberté</text:p>
      <text:p text:style-name="Standard"><text:tab/><text:tab/><text:tab/><text:tab/>-&gt; Travaux forcés</text:p>
      <text:p text:style-name="Standard"><text:tab/><text:tab/><text:tab/>-&gt; Pas vocation à réparer les dommages ou préjudices chez la victime</text:p>
      <text:p text:style-name="Standard"><text:tab/><text:tab/><text:tab/>-&gt; Sert à maintenir l'ordre dans la société</text:p>
      <text:p text:style-name="Standard"><text:tab/><text:tab/><text:tab/>-&gt; L'état qui peut poursuivre</text:p>
      <text:p text:style-name="Standard"><text:tab/><text:tab/><text:tab/><text:tab/>-&gt; L'état se convainc lui-même qu'il y a une infraction</text:p>
      <text:p text:style-name="Standard"><text:tab/><text:tab/><text:tab/><text:tab/>-&gt; Signaler = dire que l'on a vu une infraction</text:p>
      <text:p text:style-name="Standard"><text:tab/><text:tab/><text:tab/><text:tab/>-&gt; Signalisation fausse = poursuite pour signalisation callomnieuse</text:p>
      <text:p text:style-name="Standard"><text:tab/><text:tab/><text:tab/><text:tab/>-&gt; Non signalisation = non assistance pour mise de personne en danger</text:p>
      <text:p text:style-name="Standard"><text:tab/><text:tab/><text:tab/><text:tab/>-&gt; plainte = victime qui signale elle-même</text:p>
      <text:p text:style-name="Standard"><text:tab/><text:tab/><text:tab/><text:tab/><text:tab/>-&gt; Une fois qu'elle a porté plainte, elle n'a plus aucune maitrise dessus</text:p>
      <text:p text:style-name="Standard"><text:tab/><text:tab/><text:tab/><text:tab/><text:tab/>-&gt; Si elle retire sa plainte, les poursuites n'arretent pas</text:p>
      <text:p text:style-name="Standard"><text:tab/><text:tab/><text:tab/><text:tab/><text:tab/><text:tab/>-&gt; La victime peut subir des pressions</text:p>
      <text:p text:style-name="Standard"><text:tab/><text:tab/><text:tab/><text:tab/><text:tab/><text:tab/>-&gt; La victime peut preferer le silence (pas de proces)</text:p>
      <text:p text:style-name="Standard"><text:tab/><text:tab/><text:tab/><text:tab/><text:tab/><text:tab/>-&gt; Le seul avantage de porter plainte est d'avoir un acces privilégié au dossier et pourvoir faire entendre sa voix au proces</text:p>
      <text:p text:style-name="Standard"><text:tab/><text:tab/><text:tab/>-&gt; C'est la gravité du manquement à la loi qui est puni, mais c'est décorélé des dommages subis par la victime</text:p>
      <text:p text:style-name="Standard"><text:tab/><text:tab/><text:tab/>-&gt; Il n'y a pas d'infraction sans intention d'en commettre (ex. non conscience)</text:p>
      <text:p text:style-name="Standard"><text:tab/><text:tab/><text:tab/>-&gt; Il y a une incrimination précise (si ce n'est pas interdit, c'est autorisé)</text:p>
      <text:p text:style-name="Standard"><text:tab/><text:tab/>-&gt; Droit privé</text:p>
      <text:p text:style-name="Standard"/>
      <text:p text:style-name="Standard"><text:tab/>-&gt; Pour tout ce qui est nouveau (il n'y a pas encore de loi), la jurisprudence est importante</text:p>
      <text:p text:style-name="Standard"><text:tab/>-&gt; Un juge ne doit jamais refuser de juger sur excuse d'obscurité de la l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6:10:57.019283985</meta:creation-date>
    <dc:date>2019-03-16T16:11:52.544170223</dc:date>
    <meta:editing-duration>PT55S</meta:editing-duration>
    <meta:editing-cycles>1</meta:editing-cycles>
    <meta:document-statistic meta:table-count="0" meta:image-count="0" meta:object-count="0" meta:page-count="3" meta:paragraph-count="110" meta:word-count="974" meta:character-count="5875" meta:non-whitespace-character-count="4808"/>
    <meta:generator>LibreOffice/6.2.1.2$Linux_X86_64 LibreOffice_project/20$Build-2</meta:generator>
  </office:meta>
</office:document-meta>
</file>